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0.6cm"/>
    </style:style>
    <style:style style:name="gr2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2.3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1.04cm"/>
    </style:style>
    <style:style style:name="gr5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1.44cm"/>
    </style:style>
    <style:style style:name="gr6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3.14cm"/>
    </style:style>
    <style:style style:name="gr7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3.84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2"/>
      <style:paragraph-properties fo:text-align="center"/>
      <style:text-properties style:font-name="Source Sans Pro" fo:font-size="10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style:font-name="Source Sans Pro" fo:font-size="10pt"/>
    </style:style>
    <style:style style:name="T1" style:family="text">
      <style:text-properties style:font-name="Source Sans Pro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2" xml:id="id1" draw:id="id1" draw:layer="layout" svg:width="1.1cm" svg:height="0.635cm" svg:x="9.8cm" svg:y="4.765cm">
          <text:p text:style-name="P1"><text:span text:style-name="T1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2.84cm" svg:height="0.635cm" svg:x="7.26cm" svg:y="6.745cm">
          <text:p text:style-name="P1"><text:span text:style-name="T1">main_multiply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35cm" svg:y1="5.4cm" svg:x2="8.68cm" svg:y2="6.745cm" draw:start-shape="id1" draw:start-glue-point="2" draw:end-shape="id2" draw:end-glue-point="0" svg:d="M10350 5400l-1670 1345" svg:viewBox="0 0 1671 1346">
          <text:p/>
        </draw:connector>
        <draw:custom-shape draw:style-name="gr4" draw:text-style-name="P2" xml:id="id3" draw:id="id3" draw:layer="layout" svg:width="1.54cm" svg:height="0.635cm" svg:x="10.46cm" svg:y="6.74cm">
          <text:p text:style-name="P1"><text:span text:style-name="T1">main_L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1.94cm" svg:height="0.635cm" svg:x="10.28cm" svg:y="8.5cm">
          <text:p text:style-name="P1"><text:span text:style-name="T1">main_L1_L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draw:type="line" svg:x1="10.35cm" svg:y1="5.4cm" svg:x2="11.23cm" svg:y2="6.74cm" draw:start-shape="id1" draw:start-glue-point="2" draw:end-shape="id3" draw:end-glue-point="0" svg:d="M10350 5400l880 1340" svg:viewBox="0 0 881 1341">
          <text:p/>
        </draw:connector>
        <draw:custom-shape draw:style-name="gr2" draw:text-style-name="P2" xml:id="id4" draw:id="id4" draw:layer="layout" svg:width="2.84cm" svg:height="0.635cm" svg:x="7.26cm" svg:y="8.525cm">
          <text:p text:style-name="P1"><text:span text:style-name="T1">main_multiply_L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68cm" svg:y1="7.38cm" svg:x2="8.68cm" svg:y2="8.525cm" draw:start-shape="id2" draw:start-glue-point="2" draw:end-shape="id4" draw:end-glue-point="0" svg:d="M8680 7380v1145" svg:viewBox="0 0 1 1146">
          <text:p/>
        </draw:connector>
        <draw:custom-shape draw:style-name="gr6" draw:text-style-name="P2" xml:id="id5" draw:id="id5" draw:layer="layout" svg:width="3.64cm" svg:height="0.635cm" svg:x="6.88cm" svg:y="10.285cm">
          <text:p text:style-name="P1"><text:span text:style-name="T1">main_multiply_L1_L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4.34cm" svg:height="0.635cm" svg:x="6.56cm" svg:y="12.065cm">
          <text:p text:style-name="P1"><text:span text:style-name="T1">main_multiply_L1_L1_L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68cm" svg:y1="9.16cm" svg:x2="8.7cm" svg:y2="10.285cm" draw:start-shape="id4" draw:start-glue-point="2" draw:end-shape="id5" draw:end-glue-point="0" svg:d="M8680 9160l20 1125" svg:viewBox="0 0 21 1126">
          <text:p/>
        </draw:connector>
        <draw:connector draw:style-name="gr3" draw:text-style-name="P3" draw:layer="layout" draw:type="line" svg:x1="8.7cm" svg:y1="10.92cm" svg:x2="8.73cm" svg:y2="12.065cm" draw:start-shape="id5" draw:start-glue-point="2" draw:end-shape="id6" draw:end-glue-point="0" svg:d="M8700 10920l30 1145" svg:viewBox="0 0 31 1146">
          <text:p/>
        </draw:connector>
        <draw:connector draw:style-name="gr3" draw:text-style-name="P3" draw:layer="layout" draw:type="line" svg:x1="11.23cm" svg:y1="7.375cm" svg:x2="11.25cm" svg:y2="8.5cm" draw:start-shape="id3" draw:start-glue-point="2" draw:end-shape="id7" svg:d="M11230 7375l20 1125" svg:viewBox="0 0 21 11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5:16:23.497000000</meta:creation-date>
    <meta:editing-duration>PT55M52S</meta:editing-duration>
    <meta:editing-cycles>26</meta:editing-cycles>
    <meta:generator>LibreOffice/6.1.0.3$MacOSX_X86_64 LibreOffice_project/efb621ed25068d70781dc026f7e9c5187a4decd1</meta:generator>
    <dc:date>2018-08-25T19:20:48.931057833</dc:date>
    <meta:document-statistic meta:object-count="13"/>
  </office:meta>
</office:document-meta>
</file>